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font-name="Liberation Serif" style:font-name-asian="Liberation Serif" style:font-name-complex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ly testing meta.xml here<text:span text:style-name="T1">…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7-31T15:57:37</meta:creation-date>
    <meta:editing-duration>PT00H05M30S</meta:editing-duration>
    <meta:editing-cycles>2</meta:editing-cycles>
    <meta:generator>LibreOffice/6.0.3.2$MacOSX_X86_64 LibreOffice_project/8f48d515416608e3a835360314dac7e47fd0b821</meta:generator>
    <dc:description>Comments
Commentaires
评论</dc:description>
    <meta:keyword>Mots-clés</meta:keyword>
    <dc:subject>Sujet de sa majesté</dc:subject>
    <dc:title>Intitulé</dc:title>
    <dc:date>2009-07-31T15:59:13</dc:date>
    <meta:document-statistic meta:table-count="0" meta:image-count="0" meta:object-count="0" meta:page-count="1" meta:paragraph-count="1" meta:word-count="4" meta:character-count="27" meta:non-whitespace-character-count="24"/>
    <meta:user-defined meta:name="Achevé à la date" meta:value-type="date">2009-07-31T00:00:00</meta:user-defined>
    <meta:user-defined meta:name="Numéro du document" meta:value-type="float">3</meta:user-defined>
    <meta:user-defined meta:name="Référence" meta:value-type="boolean">true</meta:user-defined>
    <meta:user-defined meta:name="Vérifié par">Moi-même</meta:user-defined>
  </office:meta>
</office:document-meta>
</file>